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color="#50938a" loext:opacity="100%" fo:font-size="20pt" fo:language="en" fo:country="US" fo:font-weight="bold" officeooo:rsid="000a65da" officeooo:paragraph-rsid="001046db" style:font-size-asian="20pt" style:font-weight-asian="bold" style:font-size-complex="20pt" style:font-weight-complex="bold"/>
    </style:style>
    <style:style style:name="P2" style:family="paragraph" style:parent-style-name="Preformatted_20_Text">
      <style:text-properties fo:color="#000000" loext:opacity="100%" fo:font-size="18pt" fo:language="en" fo:country="US" fo:font-weight="normal" officeooo:rsid="001046db" officeooo:paragraph-rsid="001046db" style:font-size-asian="18pt" style:font-weight-asian="normal" style:font-size-complex="18pt" style:font-weight-complex="normal"/>
    </style:style>
    <style:style style:name="P3" style:family="paragraph" style:parent-style-name="Preformatted_20_Text">
      <style:text-properties fo:color="#000000" loext:opacity="100%" fo:font-size="18pt" fo:language="en" fo:country="US" fo:font-weight="normal" officeooo:rsid="0010d850" officeooo:paragraph-rsid="0010d850" style:font-size-asian="18pt" style:font-weight-asian="normal" style:font-size-complex="18pt" style:font-weight-complex="normal"/>
    </style:style>
    <style:style style:name="P4" style:family="paragraph" style:parent-style-name="Preformatted_20_Text">
      <style:text-properties fo:color="#000000" loext:opacity="100%" fo:font-size="18pt" fo:language="en" fo:country="US" fo:font-weight="normal" officeooo:rsid="00123f36" officeooo:paragraph-rsid="00123f36" style:font-size-asian="18pt" style:font-weight-asian="normal" style:font-size-complex="18pt" style:font-weight-complex="normal"/>
    </style:style>
    <style:style style:name="P5" style:family="paragraph" style:parent-style-name="Preformatted_20_Text">
      <style:text-properties fo:color="#000000" loext:opacity="100%" fo:font-size="18pt" fo:language="en" fo:country="US" fo:font-weight="normal" officeooo:rsid="0010d850" officeooo:paragraph-rsid="00123f36" style:font-size-asian="18pt" style:font-weight-asian="normal" style:font-size-complex="18pt" style:font-weight-complex="normal"/>
    </style:style>
    <style:style style:name="P6" style:family="paragraph" style:parent-style-name="Preformatted_20_Text">
      <style:text-properties fo:color="#000000" loext:opacity="100%" fo:font-size="18pt" fo:language="en" fo:country="US" fo:font-weight="normal" officeooo:rsid="0014f286" officeooo:paragraph-rsid="0014f286" style:font-size-asian="18pt" style:font-weight-asian="normal" style:font-size-complex="18pt" style:font-weight-complex="normal"/>
    </style:style>
    <style:style style:name="P7" style:family="paragraph" style:parent-style-name="Preformatted_20_Text">
      <style:text-properties fo:color="#c9211e" loext:opacity="100%" fo:font-size="20pt" fo:language="en" fo:country="US" fo:font-weight="bold" officeooo:rsid="0014f286" officeooo:paragraph-rsid="0014f286" style:font-size-asian="20pt" style:font-weight-asian="bold" style:font-size-complex="20pt" style:font-weight-complex="bold"/>
    </style:style>
    <style:style style:name="T1" style:family="text">
      <style:text-properties officeooo:rsid="000f482d"/>
    </style:style>
    <style:style style:name="T2" style:family="text">
      <style:text-properties officeooo:rsid="00123f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</text:span>ummary Fv</text:p>
      <text:p text:style-name="P1"/>
      <text:p text:style-name="P2">Hyundai <text:s text:c="2"/>200 <text:s/>eu <text:s text:c="3"/>35717</text:p>
      <text:p text:style-name="P2">Jaguar <text:s text:c="3"/>300 <text:s/>eu <text:s text:c="3"/>54044</text:p>
      <text:p text:style-name="P2">Renault <text:s text:c="3"/>0 <text:s text:c="2"/>eu <text:s text:c="3"/>75881</text:p>
      <text:p text:style-name="P2">Hyundai <text:s text:c="2"/>200 <text:s/>eu <text:s text:c="3"/>11061</text:p>
      <text:p text:style-name="P2">Nissan <text:s text:c="3"/>300 <text:s/>eu <text:s text:c="3"/>66921</text:p>
      <text:p text:style-name="P2">BMW <text:s text:c="6"/>200 <text:s/>eu <text:s text:c="3"/>20773</text:p>
      <text:p text:style-name="P2">Mercedes <text:s/>150 <text:s/>eu <text:s text:c="3"/>46950</text:p>
      <text:p text:style-name="P2">Renault <text:s text:c="2"/>150 <text:s/>eu <text:s text:c="3"/>23869</text:p>
      <text:p text:style-name="P2">Dacia <text:s text:c="4"/>300 <text:s/>eu <text:s text:c="3"/>73361</text:p>
      <text:p text:style-name="P2">Subaru <text:s text:c="3"/>250 <text:s/>eu <text:s text:c="3"/>93083</text:p>
      <text:p text:style-name="P3">Ford <text:s text:c="5"/>300 <text:s/>eu <text:s text:c="3"/>81799</text:p>
      <text:p text:style-name="P3">Fiat <text:s text:c="5"/>200 <text:s/>eu <text:s text:c="3"/>53778</text:p>
      <text:p text:style-name="P3">Mercedes <text:s/>150 <text:s/>eu <text:s text:c="3"/>27865</text:p>
      <text:p text:style-name="P3">Subaru <text:s text:c="3"/>150 <text:s/>eu <text:s text:c="3"/>58993</text:p>
      <text:p text:style-name="P3">Opel <text:s text:c="5"/>300 <text:s/>eu <text:s text:c="3"/>62567</text:p>
      <text:p text:style-name="P3">Peugeot <text:s text:c="2"/>150 <text:s/>eu <text:s text:c="3"/>83308</text:p>
      <text:p text:style-name="P3">Fiat <text:s text:c="5"/>150 <text:s/>eu <text:s text:c="3"/>70741</text:p>
      <text:p text:style-name="P3">Mercedes <text:s/>200 <text:s/>eu <text:s text:c="3"/>49645</text:p>
      <text:p text:style-name="P3">Mercedes <text:s/>150 <text:s/>eu <text:s text:c="3"/>19459</text:p>
      <text:p text:style-name="P3">Opel <text:s text:c="5"/>300 <text:s/>eu <text:s text:c="3"/>76455</text:p>
      <text:p text:style-name="P4">VW <text:s text:c="7"/>250 <text:s/>eu <text:s text:c="3"/>97187</text:p>
      <text:p text:style-name="P5"><text:span text:style-name="T2">Opel <text:s text:c="5"/>300 <text:s/>eu <text:s text:c="3"/>22089</text:span> </text:p>
      <text:p text:style-name="P6">Volvo <text:s text:c="4"/>350 <text:s/>eu <text:s text:c="3"/>25663</text:p>
      <text:p text:style-name="P6"/>
      <text:p text:style-name="P6"/>
      <text:p text:style-name="P7"><text:s text:c="11"/>= <text:s/>5000 EU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4T09:51:33.972000000</dc:date>
    <meta:editing-duration>PT16M13S</meta:editing-duration>
    <meta:editing-cycles>3</meta:editing-cycles>
    <meta:generator>LibreOffice/7.2.1.2$Windows_X86_64 LibreOffice_project/87b77fad49947c1441b67c559c339af8f3517e22</meta:generator>
    <meta:print-date>2023-05-24T09:52:58.031000000</meta:print-date>
    <meta:document-statistic meta:table-count="0" meta:image-count="0" meta:object-count="0" meta:page-count="1" meta:paragraph-count="25" meta:word-count="97" meta:character-count="630" meta:non-whitespace-character-count="374"/>
  </office:meta>
</office:document-meta>
</file>